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Ubuntu"/>
    </style:style>
    <style:style style:name="P2" style:family="paragraph" style:parent-style-name="Standard">
      <style:text-properties style:font-name="Ubuntu"/>
    </style:style>
    <style:style style:name="P3" style:family="paragraph" style:parent-style-name="Standard">
      <style:text-properties style:font-name="Ubuntu" officeooo:paragraph-rsid="000bf6e1"/>
    </style:style>
    <style:style style:name="P4" style:family="paragraph" style:parent-style-name="Standard">
      <style:text-properties style:font-name="Ubuntu" officeooo:rsid="000dce47" officeooo:paragraph-rsid="000dce47"/>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bf6e1"/>
    </style:style>
    <style:style style:name="T3" style:family="text">
      <style:text-properties officeooo:rsid="000bf6e1"/>
    </style:style>
    <style:style style:name="T4" style:family="text">
      <style:text-properties officeooo:rsid="000dce4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censed under the TAPR Open Hardware License (<text:a xlink:type="simple" xlink:href="http://www.tapr.org/OHL" text:style-name="Internet_20_link" text:visited-style-name="Visited_20_Internet_20_Link">www.tapr.org/OHL</text:a>). A copy of the license is included. See file: LICENSE.txt</text:p>
      <text:p text:style-name="P1"/>
      <text:p text:style-name="P1">This program is free software: you can redistribute it and/or modify it under the terms of the GNU General Public License as published by the Free Software Foundation, either version 3 of the License, or (at your option) any later version. </text:p>
      <text:p text:style-name="P1"/>
      <text:p text:style-name="P1">This program is distributed in the hope that it will be useful, but WITHOUT ANY WARRANTY; without even the implied warranty of MERCHANTABILITY or FITNESS FOR A PARTICULAR PURPOSE. <text:s/>See the GNU General Public License for more details. </text:p>
      <text:p text:style-name="P1"/>
      <text:p text:style-name="P1">You should have received a copy of the GNU General Public License along with this program. <text:s/>If not, see &lt;<text:a xlink:type="simple" xlink:href="http://www.gnu.org/licenses/" text:style-name="Internet_20_link" text:visited-style-name="Visited_20_Internet_20_Link">http://www.gnu.org/licenses/</text:a>&gt;. A copy of the license is included. See gpl.txt </text:p>
      <text:p text:style-name="P1"/>
      <text:p text:style-name="P1"><text:span text:style-name="T3">This describes c</text:span>ontent <text:span text:style-name="T3">intended to </text:span>qualify as industrial design, trade secret or other intellectual property content that is licensed under the TAPR Open Hardware License (<text:a xlink:type="simple" xlink:href="http://www.tapr.org/OHL" text:style-name="Internet_20_link" text:visited-style-name="Visited_20_Internet_20_Link">www.tapr.org/OHL</text:a>). A copy of the license is included. See file: LICENSE.txt</text:p>
      <text:p text:style-name="P1"/>
      <text:p text:style-name="P4">Note: This document is derived from a NASA innovation release form to document prior art. Some parts may not be relevant to the current project, but remain for historical reasons, and as a placeholder for possible future use. </text:p>
      <text:p text:style-name="P1"/>
      <text:p text:style-name="P1">Innovator(s): <text:s/><text:span text:style-name="T3">See CONTRIB.TXT for details</text:span></text:p>
      <text:p text:style-name="P1"><text:tab/><text:tab/><text:tab/><text:tab/><text:tab/></text:p>
      <text:p text:style-name="P1">Place of performance:<text:tab/><text:tab/><text:span text:style-name="T4">varies</text:span></text:p>
      <text:p text:style-name="P1">Employer status: <text:tab/><text:tab/><text:tab/><text:span text:style-name="T4">n/a</text:span></text:p>
      <text:p text:style-name="P1">Origin:<text:tab/><text:tab/><text:tab/><text:tab/><text:span text:style-name="T4">n/a</text:span></text:p>
      <text:p text:style-name="P1">Innovator representative:<text:tab/><text:tab/><text:span text:style-name="T4">n/a</text:span></text:p>
      <text:p text:style-name="P1">New Technology Representative: <text:span text:style-name="T4">n/a</text:span></text:p>
      <text:p text:style-name="P1"/>
      <text:p text:style-name="P1">Abstract </text:p>
      <text:p text:style-name="P1"/>
      <text:p text:style-name="P1">Background (of invention)</text:p>
      <text:p text:style-name="P1"/>
      <text:p text:style-name="P1">Section I. Problem</text:p>
      <text:p text:style-name="P1"/>
      <text:p text:style-name="P4">Aircraft and rockets use fuel that is combustible. <text:s/>This represents a significant hazard for <text:s/>storage between flights and places significant safety constraints on design for flying vehicles.</text:p>
      <text:p text:style-name="P4"/>
      <text:p text:style-name="P4">Jet aircraft are susceptible to failure of propulsion when flying through clouds of dust or volcanic ash.</text:p>
      <text:p text:style-name="P1"/>
      <text:p text:style-name="P1">Section II. Technically complete description of innovation</text:p>
      <text:p text:style-name="P1"/>
      <text:p text:style-name="P1"><text:soft-page-break/>II.A. Purpose and description of innovation</text:p>
      <text:p text:style-name="P1"/>
      <text:p text:style-name="P4">To provide an alternative, less combustible “fuel” source.</text:p>
      <text:p text:style-name="P1"/>
      <text:p text:style-name="P1">II.B. Identification of component parts or steps, and explanation of mode of operation of innovation (with sketches)</text:p>
      <text:p text:style-name="P1"/>
      <text:p text:style-name="P4">To be completed.</text:p>
      <text:p text:style-name="P1"/>
      <text:p text:style-name="P1">II.C.4 Function of apparatus</text:p>
      <text:p text:style-name="P1"/>
      <text:p text:style-name="P1">Note: <text:s/>Although a single apparatus configuration is described with reference to alternate embodiments, experts will recognize that changes may be made in form and detail without departing from the spirit and scope of the invention.</text:p>
      <text:p text:style-name="P1"/>
      <text:p text:style-name="P1">II.D. Alternate embodiments of the innovation</text:p>
      <text:p text:style-name="P1"/>
      <text:p text:style-name="P1">II.E. Supportive theory</text:p>
      <text:p text:style-name="P1"/>
      <text:p text:style-name="P1">II.F. Engineering specifications</text:p>
      <text:p text:style-name="P1"/>
      <text:p text:style-name="P1">II.G. Peripheral equipment.</text:p>
      <text:p text:style-name="P1"/>
      <text:p text:style-name="P1">II.H. Maintenance, reliability, safety factors.</text:p>
      <text:p text:style-name="P1"/>
      <text:p text:style-name="P1">Section III.</text:p>
      <text:p text:style-name="P1"/>
      <text:p text:style-name="P1">III.A. Novel or unique features.</text:p>
      <text:p text:style-name="P1"/>
      <text:p text:style-name="P1">III.B. Advantages of innovation.</text:p>
      <text:p text:style-name="P1"/>
      <text:p text:style-name="P1">III.C. Development or new conceptual problems.</text:p>
      <text:p text:style-name="P1"/>
      <text:p text:style-name="P1">III.D. Test data and source of error.</text:p>
      <text:p text:style-name="P1"/>
      <text:p text:style-name="P1">III.E. Analysis of capabilities.</text:p>
      <text:p text:style-name="P1"/>
      <text:p text:style-name="P1">Section IV. Potential commercial applications and points of contact</text:p>
      <text:p text:style-name="P1"/>
      <text:p text:style-name="P1">Section V. Other</text:p>
      <text:p text:style-name="P1">V.A. Additional documentation: </text:p>
      <text:p text:style-name="P1">V.B. Degree of technology significance: </text:p>
      <text:p text:style-name="P1">V.C. State of development: <text:s/></text:p>
      <text:p text:style-name="P1"/>
      <text:p text:style-name="P1">Section VI. Patent status</text:p>
      <text:p text:style-name="P1">Released under the TAPR Open Hardware License version 1.0 in the U.S.A.</text:p>
      <text:p text:style-name="P1"><text:soft-page-break/>Released under the CERN Open Hardware License in the European Union version 1.1.</text:p>
      <text:p text:style-name="P1"/>
      <text:p text:style-name="P1">VI.A. The approximate time period which this innovation was developed: </text:p>
      <text:p text:style-name="P1">VI.B. Previous or contemplated publication or public disclosure including dates:</text:p>
      <text:p text:style-name="P1">VI.C. Questions for software only. (N/A)</text:p>
      <text:p text:style-name="P1">VI.D. Development history</text:p>
      <text:p text:style-name="P1">VI.E.1. First disclosure to others: </text:p>
      <text:p text:style-name="P1">VI.F.2. First sketch, drawing, logic chart or code: </text:p>
      <text:p text:style-name="P1">VI.F.3. First written description: </text:p>
      <text:p text:style-name="P1">VI.F.4. Completion of first prototype: </text:p>
      <text:p text:style-name="P1">VI.F.5. First successful operational test: </text:p>
      <text:p text:style-name="P1">VI.F.6. Contribution of innovators: <text:s/></text:p>
      <text:p text:style-name="P1">VI.F.7. Indicate any past, present, or contemplated government use of the innovation:</text:p>
      <text:p text:style-name="P1">V.I. Signatures of innovator(s), witnesse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style:font-name="Ubuntu"/>
    </style:style>
    <style:style style:name="MP2" style:family="paragraph" style:parent-style-name="Standard">
      <style:text-properties style:font-name="Ubuntu" officeooo:paragraph-rsid="000bf6e1"/>
    </style:style>
    <style:style style:name="MT1" style:family="text">
      <style:text-properties officeooo:rsid="000bf6e1"/>
    </style:style>
    <style:style style:name="MT2" style:family="text"/>
    <style:style style:name="MT3" style:family="text">
      <style:text-properties style:text-underline-style="solid" style:text-underline-width="auto" style:text-underline-color="font-color"/>
    </style:style>
    <style:style style:name="MT4" style:family="text">
      <style:text-properties style:text-underline-style="solid" style:text-underline-width="auto" style:text-underline-color="font-color" officeooo:rsid="000bf6e1"/>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INNOVATION RELEASE FORM<text:tab/><text:tab/><text:tab/><text:tab/><text:tab/><text:tab/>p<text:page-number text:select-page="current">3</text:page-number> of <text:page-count>3</text:page-count> on <text:date style:data-style-name="N84" text:date-value="2018-04-06T02:38:59.454364171" text:fixed="true">2018-04-06</text:date></text:p>
        <text:p text:style-name="MP2">file: <text:span text:style-name="MT1">PRIOR-ART-PROOF-OF-CONCEPT</text:span>.odt <text:s/>Copyright (c) <text:span text:style-name="MT1">Scheus rainbow army</text:span></text:p>
        <text:p text:style-name="MP2"><text:span text:style-name="MT1">and contributors listed in file CONTRIB.TXT</text:span> </text:p>
        <text:p text:style-name="MP1">Licensed under the TAPR Open Hardware License (<text:a xlink:type="simple" xlink:href="http://www.tapr.org/OHL" text:style-name="Internet_20_link" text:visited-style-name="Visited_20_Internet_20_Link">www.tapr.org/OHL</text:a>) and </text:p>
        <text:p text:style-name="MP1"><text:span text:style-name="MT3">GNU General Public License version </text:span><text:span text:style-name="MT4">3</text:span><text:span text:style-name="MT3"> ( </text:span><text:a xlink:type="simple" xlink:href="http://www.gnu.org/licenses" text:style-name="Internet_20_link" text:visited-style-name="Visited_20_Internet_20_Link"><text:span text:style-name="MT3">http://www.gnu.org/licenses</text:span></text:a><text:span text:style-name="MT3"> )<text:tab/><text:tab/><text:tab/><text:tab/></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5T11:38:00</meta:creation-date>
    <dc:date>2018-04-06T02:58:13.254990249</dc:date>
    <meta:editing-duration>P2DT12H39M22S</meta:editing-duration>
    <meta:editing-cycles>134</meta:editing-cycles>
    <meta:generator>LibreOffice/5.1.6.2$Linux_X86_64 LibreOffice_project/10m0$Build-2</meta:generator>
    <meta:document-statistic meta:table-count="0" meta:image-count="0" meta:object-count="0" meta:page-count="3" meta:paragraph-count="61" meta:word-count="569" meta:character-count="3939" meta:non-whitespace-character-count="3382"/>
  </office:meta>
</office:document-meta>
</file>